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List_20_Paragraph" style:list-style-name="">
      <style:paragraph-properties fo:margin-left="0.5in" fo:text-align="start" style:justify-single-word="false" fo:orphans="2" fo:widows="2" fo:hyphenation-ladder-count="no-limit" fo:text-indent="0in" style:auto-text-indent="false" style:writing-mode="lr-tb"/>
      <style:text-properties style:use-window-font-color="true" loext:opacity="0%" style:font-name="Liberation Serif" fo:font-size="12pt" fo:language="ru" fo:country="RU" style:letter-kerning="true" style:font-name-asian="Noto Sans CJK SC Regular" style:font-size-asian="12pt" style:language-asian="zh" style:country-asian="CN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-complex="FreeSans" style:font-size-complex="12pt"/>
    </style:style>
    <style:style style:name="T4" style:family="text">
      <style:text-properties style:use-window-font-color="true" loext:opacity="0%" fo:font-size="12pt" fo:language="ru" fo:country="RU" style:letter-kerning="true" style:font-name-asian="Noto Sans CJK SC Regular" style:font-size-asian="12pt" style:language-asian="zh" style:country-asian="CN" style:language-complex="hi" style:country-complex="IN"/>
    </style:style>
    <style:style style:name="T5" style:family="text">
      <style:text-properties style:use-window-font-color="true" loext:opacity="0%" fo:font-size="12pt" fo:language="en" fo:country="US" style:letter-kerning="true" style:font-name-asian="Noto Sans CJK SC Regular" style:font-size-asian="12pt" style:language-asian="zh" style:country-asian="CN" style:language-complex="hi" style:country-complex="IN"/>
    </style:style>
    <style:style style:name="T6" style:family="text">
      <style:text-properties style:use-window-font-color="true" loext:opacity="0%" style:font-name="Liberation Serif" fo:font-size="12pt" fo:language="ru" fo:country="RU" style:letter-kerning="true" style:font-name-asian="Noto Sans CJK SC Regular" style:font-size-asian="12pt" style:language-asian="zh" style:country-asian="CN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адачи на циклы</text:p>
      <text:p text:style-name="Standard">(<text:span text:style-name="T1">Каждую задачу </text:span>выполнять с использованием циклов <text:span text:style-name="T2">for,</text:span><text:span text:style-name="T1"> </text:span><text:span text:style-name="T2">while </text:span><text:span text:style-name="T1">и </text:span><text:span text:style-name="T2">do while</text:span><text:span text:style-name="T1">)</text:span></text:p>
      <text:p text:style-name="Standard"/>
      <text:list text:style-name="WWNum1">
        <text:list-item>
          <text:p text:style-name="P1">Посчитать количество ч<text:span text:style-name="T3">ё</text:span>тных цифр введённого пользователем целого числа</text:p>
        </text:list-item>
        <text:list-item>
          <text:p text:style-name="P1">Перевернуть введённое пользователем целое число. Например, если <text:s/>введено 12345, вывести 54321</text:p>
        </text:list-item>
        <text:list-item>
          <text:p text:style-name="P1">Для введённого пользователем целого числа выдать максимальную цифру, минимальную цифру и их произведение</text:p>
        </text:list-item>
        <text:list-item>
          <text:p text:style-name="P2" loext:marker-style-name="T6"><text:span text:style-name="T4">Последовательность содержит некоторое количество натуральных чисел и заканчивается числом 0 (0 не является элементом последовательности). Найти сумму вех элементов последовательности </text:span><text:span text:style-name="T6"/></text:p>
        </text:list-item>
        <text:list-item>
          <text:p text:style-name="P2" loext:marker-style-name="T6"><text:span text:style-name="T4">Дано целое число. Удалить из него заданную цифру. Например, если задано 1464235 и цифра 4, то должно получиться 16235.</text:span><text:span text:style-name="T6"/></text:p>
        </text:list-item>
        <text:list-item>
          <text:p text:style-name="P2" loext:marker-style-name="T6"><text:span text:style-name="T4">Для каждого натурального числа в промежутке от </text:span><text:span text:style-name="T5">N</text:span><text:span text:style-name="T4"> до M вывести все делители, кроме единицы и самого числа. Значения </text:span><text:span text:style-name="T5">N</text:span><text:span text:style-name="T4"> и </text:span><text:span text:style-name="T5">M</text:span><text:span text:style-name="T4"> вводятся с клавиатуры. </text:span></text:p>
        </text:list-item>
        <text:list-item>
          <text:p text:style-name="P2" loext:marker-style-name="T6"><text:span text:style-name="T4">Вывести на экран двумерную таблицу умножения. </text:span><text:span text:style-name="T6"/></text:p>
        </text:list-item>
      </text:list>
      <text:p text:style-name="P3" loext:marker-style-name="T6"/>
      <text:p text:style-name="List_20_Paragraph"/>
      <text:p text:style-name="List_20_Paragraph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398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class="index">
      <style:paragraph-properties text:number-lines="false" text:line-number="0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Символ_20_нумерации" style:display-name="Символ нумерации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98in" fo:margin-bottom="0.6898in" fo:margin-left="0.7874in" fo:margin-right="0.5492in" style:writing-mode="lr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0:23:00</meta:creation-date>
    <meta:initial-creator>Пользователь</meta:initial-creator>
    <dc:language>ru-RU</dc:language>
    <dc:date>2025-10-27T06:25:56.962120220</dc:date>
    <meta:editing-cycles>38</meta:editing-cycles>
    <meta:editing-duration>PT9H9M29S</meta:editing-duration>
    <meta:generator>LibreOffice/24.2.7.2$Linux_X86_64 LibreOffice_project/420$Build-2</meta:generator>
    <meta:document-statistic meta:table-count="0" meta:image-count="0" meta:object-count="0" meta:page-count="1" meta:paragraph-count="9" meta:word-count="123" meta:character-count="858" meta:non-whitespace-character-count="747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